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left" draw:textarea-vertical-align="top" draw:auto-grow-height="false" fo:min-height="2.32cm" fo:min-width="17.764cm"/>
    </style:style>
    <style:style style:name="gr2" style:family="graphic" style:parent-style-name="standard">
      <style:graphic-properties draw:fill-color="#579d1c" draw:textarea-horizontal-align="left" draw:textarea-vertical-align="top" draw:auto-grow-height="false" fo:min-height="9.262cm" fo:min-width="7.12cm"/>
    </style:style>
    <style:style style:name="gr3" style:family="graphic" style:parent-style-name="standard">
      <style:graphic-properties draw:fill-color="#cc99cc" draw:auto-grow-height="false" fo:min-height="9.262cm" fo:min-width="4.9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579d1c" draw:textarea-horizontal-align="left" draw:textarea-vertical-align="top" draw:auto-grow-height="false" fo:min-height="2.32cm" fo:min-width="3.582cm"/>
    </style:style>
    <style:style style:name="gr6" style:family="graphic" style:parent-style-name="standard">
      <style:graphic-properties draw:fill-color="#cc99cc" draw:textarea-horizontal-align="left" draw:textarea-vertical-align="top" draw:auto-grow-height="false" fo:min-height="2.32cm" fo:min-width="3.582cm"/>
    </style:style>
    <style:style style:name="gr7" style:family="graphic" style:parent-style-name="standard">
      <style:graphic-properties draw:fill-color="#cc99cc" draw:textarea-horizontal-align="left" draw:textarea-vertical-align="top" draw:auto-grow-height="false" fo:min-height="2.32cm" fo:min-width="3.071cm"/>
    </style:style>
    <style:style style:name="gr8" style:family="graphic" style:parent-style-name="standard">
      <style:graphic-properties draw:fill-color="#579d1c" draw:textarea-horizontal-align="left" draw:textarea-vertical-align="top" draw:auto-grow-height="false" fo:min-height="2.32cm" fo:min-width="4.256cm"/>
    </style:style>
    <style:style style:name="gr9" style:family="graphic" style:parent-style-name="standard">
      <style:graphic-properties draw:textarea-horizontal-align="justify" draw:textarea-vertical-align="middle" draw:auto-grow-height="false" fo:min-height="1.243cm" fo:min-width="2.547cm"/>
    </style:style>
    <style:style style:name="gr10" style:family="graphic" style:parent-style-name="standard">
      <style:graphic-properties draw:fill="solid" draw:fill-color="#ff6600" draw:textarea-horizontal-align="justify" draw:textarea-vertical-align="middle" draw:auto-grow-height="false" fo:min-height="0.373cm" fo:min-width="0.134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fill-color="#ff66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579d1c"/>
      <style:paragraph-properties fo:text-align="start" style:writing-mode="lr-tb"/>
    </style:style>
    <style:style style:name="P5" style:family="paragraph">
      <loext:graphic-properties draw:fill-color="#cc99c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99cc"/>
      <style:paragraph-properties fo:text-align="start" style:writing-mode="lr-tb"/>
    </style:style>
    <style:style style:name="P8" style:family="paragraph">
      <loext:graphic-properties draw:fill="solid"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64cm" svg:height="2.57cm" svg:x="1.512cm" svg:y="9.504cm">
          <text:p text:style-name="P1">Plone Application PK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.62cm" svg:height="9.512cm" svg:x="1.542cm" svg:y="12.498cm">
          <text:p text:style-name="P3">Object Store Backend</text:p>
          <text:p text:style-name="P3">ZODB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4cm" svg:height="9.512cm" svg:x="14.293cm" svg:y="12.498cm">
          <text:p>Triple store</text:p>
          <text:p>RDFLIB Backend</text:p>
          <text:p>Postgres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4.293cm" svg:y1="17.254cm" svg:x2="9.162cm" svg:y2="17.254cm" draw:start-shape="id1" draw:start-glue-point="3" draw:end-shape="id2" svg:d="M14293 17254h-5131" svg:viewBox="0 0 5132 1">
          <text:p text:style-name="P1">Synchronisation</text:p>
          <text:p text:style-name="P1"/>
        </draw:connector>
        <draw:custom-shape draw:style-name="gr5" draw:text-style-name="P2" draw:layer="layout" svg:width="4.082cm" svg:height="2.57cm" svg:x="1.512cm" svg:y="6.704cm">
          <text:p text:style-name="P1">Web 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082cm" svg:height="2.57cm" svg:x="15.613cm" svg:y="6.704cm">
          <text:p text:style-name="P3">SPARQL</text:p>
          <text:p text:style-name="P3">Endpo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571cm" svg:height="2.57cm" svg:x="11.413cm" svg:y="6.704cm">
          <text:p text:style-name="P3">Harvesting</text:p>
          <text:p text:style-name="P3">Mod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756cm" svg:height="2.57cm" svg:x="6.138cm" svg:y="6.704cm">
          <text:p text:style-name="P3">RDF </text:p>
          <text:p text:style-name="P3">marshalling</text:p>
          <text:p text:style-name="P3">DCAT-AP.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538cm" svg:height="2.238cm" svg:x="4.173cm" svg:y="14.246cm">
          <text:p text:style-name="P1">Documen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3.538cm" svg:height="2.238cm" svg:x="4.124cm" svg:y="16.647cm">
          <text:p text:style-name="P1">Structure:</text:p>
          <text:p text:style-name="P1">Organisations,</text:p>
          <text:p text:style-name="P1">Users/groups/permission</text:p>
          <text:p text:style-name="P1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3.538cm" svg:height="2.238cm" svg:x="4.125cm" svg:y="19.048cm">
          <text:p text:style-name="P1"/>
          <text:p text:style-name="P1">Catalogs,</text:p>
          <text:p text:style-name="P1">DCAT</text:p>
          <text:p text:style-name="P1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10" draw:text-style-name="P8" xml:id="id3" draw:id="id3" draw:layer="layout" svg:width="0.896cm" svg:height="0.879cm" draw:transform="rotate (0.591492083500878) translate (15.021cm 16.8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4" draw:id="id4" draw:layer="layout" svg:width="0.896cm" svg:height="0.879cm" draw:transform="rotate (0.591492083500878) translate (16.686cm 15.6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09cm" svg:y1="16.668cm" svg:x2="16.93cm" svg:y2="16.048cm" draw:start-shape="id3" draw:start-glue-point="10" draw:end-shape="id4" draw:end-glue-point="6" svg:d="M16009 16668l921-620" svg:viewBox="0 0 922 621">
            <text:p/>
          </draw:connector>
        </draw:g>
        <draw:g>
          <draw:custom-shape draw:style-name="gr10" draw:text-style-name="P8" xml:id="id5" draw:id="id5" draw:layer="layout" svg:width="0.896cm" svg:height="0.879cm" draw:transform="rotate (0.565661210571362) translate (15.079cm 18.7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6" draw:id="id6" draw:layer="layout" svg:width="0.896cm" svg:height="0.879cm" draw:transform="rotate (0.565661210571362) translate (16.773cm 17.7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7cm" svg:y1="18.675cm" svg:x2="17.008cm" svg:y2="18.079cm" draw:start-shape="id5" draw:start-glue-point="10" draw:end-shape="id6" draw:end-glue-point="6" svg:d="M16070 18675l938-596" svg:viewBox="0 0 939 597">
            <text:p/>
          </draw:connector>
        </draw:g>
        <draw:g>
          <draw:custom-shape draw:style-name="gr10" draw:text-style-name="P8" xml:id="id7" draw:id="id7" draw:layer="layout" svg:width="0.896cm" svg:height="0.879cm" draw:transform="rotate (-0.446978821435748) translate (15.39cm 16.3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8" draw:id="id8" draw:layer="layout" svg:width="0.896cm" svg:height="0.879cm" draw:transform="rotate (-0.446978821435748) translate (17.2cm 17.2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08cm" svg:y1="17.161cm" svg:x2="17.01cm" svg:y2="17.64cm" draw:start-shape="id7" draw:start-glue-point="10" draw:end-shape="id8" draw:end-glue-point="6" svg:d="M16008 17161l1002 479" svg:viewBox="0 0 1003 480">
            <text:p/>
          </draw:connector>
        </draw:g>
        <draw:g>
          <draw:custom-shape draw:style-name="gr10" draw:text-style-name="P8" xml:id="id9" draw:id="id9" draw:layer="layout" svg:width="0.896cm" svg:height="0.879cm" draw:transform="rotate (2.34415171835358) translate (18.783cm 19.8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10" draw:id="id10" draw:layer="layout" svg:width="0.896cm" svg:height="0.879cm" draw:transform="rotate (2.34415171835358) translate (17.38cm 18.4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8.471cm" svg:y1="18.926cm" svg:x2="17.694cm" svg:y2="18.132cm" draw:start-shape="id9" draw:start-glue-point="10" draw:end-shape="id10" draw:end-glue-point="6" svg:d="M18471 18926l-777-794" svg:viewBox="0 0 778 79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7-12-25T20:18:38.623386667</meta:creation-date>
    <dc:date>2018-02-27T09:31:58.786365917</dc:date>
    <dc:creator>volker </dc:creator>
    <meta:editing-duration>PT11M9S</meta:editing-duration>
    <meta:editing-cycles>5</meta:editing-cycles>
    <meta:generator>LibreOffice/5.2.7.2$Linux_X86_64 LibreOffice_project/20m0$Build-2</meta:generator>
    <meta:document-statistic meta:object-count="27"/>
  </office:meta>
</office:document-meta>
</file>